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officeooo:rsid="000d53bf" officeooo:paragraph-rsid="000d53bf"/>
    </style:style>
    <style:style style:name="P6" style:family="paragraph" style:parent-style-name="Text_20_body">
      <style:paragraph-properties fo:text-align="justify" style:justify-single-word="false"/>
    </style:style>
    <style:style style:name="P7" style:family="paragraph" style:parent-style-name="Code_20_block">
      <style:text-properties fo:color="#008000"/>
    </style:style>
    <style:style style:name="P8" style:family="paragraph" style:parent-style-name="Code_20_block">
      <style:text-properties style:use-window-font-color="true"/>
    </style:style>
    <style:style style:name="P9" style:family="paragraph" style:parent-style-name="Code_20_block">
      <style:text-properties fo:font-weight="bold" style:font-weight-asian="bold" style:font-weight-complex="bold"/>
    </style:style>
    <style:style style:name="P10" style:family="paragraph" style:parent-style-name="Code_20_block">
      <style:paragraph-properties fo:break-before="page"/>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list-style-name="List_20_1">
      <style:paragraph-properties fo:text-align="justify" style:justify-single-word="false"/>
    </style:style>
    <style:style style:name="P15" style:family="paragraph" style:parent-style-name="Standard" style:list-style-name="List_20_1">
      <style:paragraph-properties fo:text-align="justify" style:justify-single-word="false"/>
      <style:text-properties officeooo:paragraph-rsid="000f7984"/>
    </style:style>
    <style:style style:name="P16" style:family="paragraph" style:parent-style-name="Standard" style:list-style-name="List_20_2">
      <style:paragraph-properties fo:text-align="justify" style:justify-single-word="false"/>
    </style:style>
    <style:style style:name="P17" style:family="paragraph" style:parent-style-name="Standard">
      <style:paragraph-properties fo:text-align="justify" style:justify-single-word="false"/>
      <style:text-properties officeooo:paragraph-rsid="000f7984"/>
    </style:style>
    <style:style style:name="P18" style:family="paragraph" style:parent-style-name="Standard" style:list-style-name="List_20_1">
      <style:paragraph-properties fo:text-align="start" style:justify-single-word="false"/>
    </style:style>
    <style:style style:name="P19" style:family="paragraph" style:parent-style-name="Standard" style:list-style-name="List_20_2"/>
    <style:style style:name="P20" style:family="paragraph" style:parent-style-name="Standard">
      <style:paragraph-properties fo:break-before="page"/>
    </style:style>
    <style:style style:name="P21" style:family="paragraph" style:parent-style-name="Heading_20_5">
      <style:paragraph-properties fo:break-before="page"/>
    </style:style>
    <style:style style:name="P22" style:family="paragraph" style:parent-style-name="Heading_20_4">
      <style:paragraph-properties fo:break-before="page"/>
    </style:style>
    <style:style style:name="P23" style:family="paragraph" style:parent-style-name="Heading_20_3">
      <style:text-properties style:font-name="Arial"/>
    </style:style>
    <style:style style:name="P24" style:family="paragraph" style:parent-style-name="Heading_20_3">
      <style:paragraph-properties fo:break-before="page"/>
    </style:style>
    <style:style style:name="P25" style:family="paragraph" style:parent-style-name="Heading_20_3">
      <style:paragraph-properties fo:break-before="page"/>
      <style:text-properties style:font-name="Arial"/>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fo:font-style="normal" style:font-style-asian="normal" style:font-style-complex="normal"/>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style:style style:name="T16" style:family="text">
      <style:text-properties officeooo:rsid="000d53bf"/>
    </style:style>
    <style:style style:name="T17" style:family="text">
      <style:text-properties officeooo:rsid="000ededc"/>
    </style:style>
    <style:style style:name="T18" style:family="text">
      <style:text-properties officeooo:rsid="000fa24a"/>
    </style:style>
    <style:style style:name="T19" style:family="text">
      <style:text-properties officeooo:rsid="0010f901"/>
    </style:style>
    <style:style style:name="T20" style:family="text">
      <style:text-properties officeooo:rsid="001229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04059"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6448826"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6404062"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6451401" text:continue-list="list2644882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6446337" text:continue-list="list26404062"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6424863"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26439586" text:continue-list="list2645140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6450163" text:continue-list="list26424863"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6422565" text:continue-list="list26439586" text:style-name="Outline">
        <text:list-item>
          <text:list>
            <text:list-item>
              <text:list>
                <text:list-item>
                  <text:list>
                    <text:list-item>
                      <text:h text:style-name="P2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6430222" text:continue-list="list26450163" text:style-name="List_20_1">
        <text:list-item>
          <text:p text:style-name="P15">task cancel<text:span text:style-name="T20">lation</text:span>: <text:span text:style-name="T18">this cannot be invoked directly on a task, but is rather invoked as part of cancelling a whole job. If a task is cancelled before its execution starts, then it will never start.</text:span></text:p>
        </text:list-item>
        <text:list-item>
          <text:p text:style-name="P15">task timeout: <text:span text:style-name="T18">the timeout countdown starts with the task's execution. If a timeout expires before the task starts executing, then </text:span><text:span text:style-name="T19">the task</text:span><text:span text:style-name="T18"> will not time out.</text:span></text:p>
        </text:list-item>
      </text:list>
      <text:p text:style-name="Standard"/>
      <text:p text:style-name="P17">In <text:span text:style-name="T18">all</text:span> case<text:span text:style-name="T18">s</text:span>, if a task has already completed its execution, it cannot be cancel<text:span text:style-name="T1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20">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6444042" text:continue-list="list2642256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6448491" text:continue-list="list26430222" text:style-name="List_20_1">
        <text:list-item>
          <text:p text:style-name="P14"><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6434828" text:continue-list="list26444042"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6"/><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7">This API is a more flexible version of the <text:span text:style-name="T18">deprecated</text:span> <text:a xlink:type="simple" xlink:href="#1.4.2.ClientDataProvider: computing data in the client (deprecated)|outline">ClientDataProvider</text:a> facility, which will be <text:span text:style-name="T18">removed</text:span>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list xml:id="list26441418" text:continue-numbering="true" text:style-name="Outline">
        <text:list-item>
          <text:list>
            <text:list-item>
              <text:list>
                <text:list-item>
                  <text:h text:style-name="Heading_20_3" text:outline-level="3"><text:bookmark-start text:name="__RefHeading__4194_1917284667"/><text:soft-page-break/>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6450654" text:continue-list="list26448491"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6443829" text:continue-list="list26441418"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6422062" text:continue-list="list26450654" text:style-name="List_20_1">
        <text:list-item>
          <text:p text:style-name="P13">the class must be serializable</text:p>
        </text:list-item>
        <text:list-item>
          <text:p text:style-name="P18">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6438196" text:continue-list="list2644382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6425983" text:continue-list="list26422062"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6442236" text:continue-list="list2643819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oft-page-brea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6435868" text:continue-list="list26425983"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4">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6433265" text:continue-list="list26442236"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ext:soft-page-break/>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7"><text:s text:c="2"/></text:p>
      <text:p text:style-name="P7"><text:s text:c="2"/>// corresponds to what is sent to System.out / stdout</text:p>
      <text:p text:style-name="Code_20_block"><text:s text:c="2"/>String getErrorOutput()</text:p>
      <text:p text:style-name="P7"><text:s text:c="2"/></text:p>
      <text:p text:style-name="P7"><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6435611" text:continue-numbering="true" text:style-name="Outline">
        <text:list-item>
          <text:list>
            <text:list-item>
              <text:list>
                <text:list-item>
                  <text:h text:style-name="P24"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6443799" text:continue-list="list26435868" text:style-name="List_20_1">
        <text:list-item>
          <text:p text:style-name="P14"><text:a xlink:type="simple" xlink:href="http://www.jppf.org/api-3/index.html?org/jppf/server/protocol/FileLocation.html"><text:span text:style-name="Code_20_char">FileLocation</text:span></text:a> represents a path in the file system</text:p>
        </text:list-item>
        <text:list-item>
          <text:p text:style-name="P14"><text:a xlink:type="simple" xlink:href="http://www.jppf.org/api-3/index.html?org/jppf/server/protocol/URLLocation.html"><text:span text:style-name="Code_20_char">URLLocation</text:span></text:a> can be used to get data to and from a URL, including HTTP and FTP URLs</text:p>
        </text:list-item>
        <text:list-item>
          <text:p text:style-name="P14"><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6426220" text:continue-list="list26435611" text:style-name="Outline">
        <text:list-item>
          <text:list>
            <text:list-item>
              <text:h text:style-name="P26" text:outline-level="2">Dealing with jobs</text:h>
            </text:list-item>
          </text:list>
        </text:list-item>
      </text:list>
      <text:p text:style-name="Standard">A job is a grouping of tasks with a common set of characteristics and a common SLA. These characteristics include:</text:p>
      <text:p text:style-name="Standard"/>
      <text:list xml:id="list26447489" text:continue-list="list26443799" text:style-name="List_20_1">
        <text:list-item>
          <text:p text:style-name="P13">common data shared between tasks (data provider)</text:p>
        </text:list-item>
        <text:list-item>
          <text:p text:style-name="P13">A common Service Level Agreement (SLA) comprising:</text:p>
        </text:list-item>
      </text:list>
      <text:list xml:id="list26393647" text:style-name="List_20_2">
        <text:list-item>
          <text:list>
            <text:list-item>
              <text:list>
                <text:list-item>
                  <text:p text:style-name="P19">the job priority</text:p>
                </text:list-item>
                <text:list-item>
                  <text:p text:style-name="P19">the maximum number of nodes a job can be executed on</text:p>
                </text:list-item>
                <text:list-item>
                  <text:p text:style-name="P19">an optional execution policy describing which nodes the job can run on</text:p>
                </text:list-item>
                <text:list-item>
                  <text:p text:style-name="P19">a suspended indicator, that enables submitting a job in suspended state, waiting for an external command to resume or start its execution</text:p>
                </text:list-item>
                <text:list-item>
                  <text:p text:style-name="P19">an execution start date and time</text:p>
                </text:list-item>
                <text:list-item>
                  <text:p text:style-name="P19">an expiration (timeout) date and time</text:p>
                </text:list-item>
                <text:list-item>
                  <text:p text:style-name="P19">an indicator specifying what the server should do when the application is disconnected</text:p>
                </text:list-item>
              </text:list>
            </text:list-item>
          </text:list>
        </text:list-item>
      </text:list>
      <text:list xml:id="list26427699" text:continue-list="list26447489" text:style-name="List_20_1">
        <text:list-item>
          <text:p text:style-name="P14">a blocking/non-blocking indicator, specifying whether the job execution is synchronous or asynchronous from the application's point of view</text:p>
        </text:list-item>
        <text:list-item>
          <text:p text:style-name="P14">a listener to receive notifications of completed tasks when running in non-blocking mode</text:p>
        </text:list-item>
        <text:list-item>
          <text:p text:style-name="P14">the ability to receive notifications when the job execution starts and completes</text:p>
        </text:list-item>
        <text:list-item>
          <text:p text:style-name="P1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6424252" text:continue-list="list26426220"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6431737" text:continue-numbering="true" text:style-name="Outline">
        <text:list-item>
          <text:list>
            <text:list-item>
              <text:list>
                <text:list-item>
                  <text:h text:style-name="P24"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7"><text:s text:c="2"/>// creates a blocking job with no data provider and default SLA values</text:p>
      <text:p text:style-name="Code_20_block"><text:s text:c="2"/>public JPPFJob()</text:p>
      <text:p text:style-name="P7"><text:s text:c="2"/>// creates a blocking job with the specified data provider and default SLA values</text:p>
      <text:p text:style-name="Code_20_block"><text:s text:c="2"/>public JPPFJob(DataProvider dataProvider)</text:p>
      <text:p text:style-name="P7"><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7"><text:s text:c="2"/>// creates a blocking job with the specified execution results listener,</text:p>
      <text:p text:style-name="P7"><text:s text:c="2"/>// no data provider and default SLA values</text:p>
      <text:p text:style-name="Code_20_block"><text:s text:c="2"/>public JPPFJob(TaskResultListener resultsListener)</text:p>
      <text:p text:style-name="P7"><text:s text:c="2"/>// creates a blocking job with the specified execution results listener,</text:p>
      <text:p text:style-name="P7"><text:s text:c="2"/>// data provider and default SLA values</text:p>
      <text:p text:style-name="Code_20_block"><text:s text:c="2"/>public JPPFJob(DataProvider dataProvider, TaskResultListener resultsListener)</text:p>
      <text:p text:style-name="P7"><text:s text:c="2"/>// creates a blocking job with the specified execution results listener,</text:p>
      <text:p text:style-name="P7"><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7"><text:s text:c="2"/>// creates a job with the specified data provider, SLA, blocking indicator</text:p>
      <text:p text:style-name="P7"><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645112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6446209" text:continue-list="list26427699" text:style-name="List_20_1">
        <text:list-item>
          <text:p text:style-name="P14">an instance of <text:span text:style-name="Code_20_char">JPPFTask</text:span></text:p>
        </text:list-item>
        <text:list-item>
          <text:p text:style-name="P14">an instance of a class with a non-static public method annotated with <text:span text:style-name="Code_20_char">@JPPFRunnable</text:span></text:p>
        </text:list-item>
        <text:list-item>
          <text:p text:style-name="P14">a <text:span text:style-name="Code_20_char">Class</text:span> object representing a class that has a public static method or a constructor annotated with <text:span text:style-name="Code_20_char">@JPPFRunnable</text:span></text:p>
        </text:list-item>
        <text:list-item>
          <text:p text:style-name="P14">an instance of a a Runnable class</text:p>
        </text:list-item>
        <text:list-item>
          <text:p text:style-name="P1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6436766" text:continue-numbering="true" text:style-name="List_20_1">
        <text:list-item>
          <text:p text:style-name="P14">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6442315" text:continue-list="list26451120"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0"><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6435885"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6451454" text:continue-list="list26393647" text:style-name="List_20_2">
        <text:list-item>
          <text:p text:style-name="P16">handle and store the execution results of the tasks</text:p>
        </text:list-item>
        <text:list-item>
          <text:p text:style-name="P16">ensure the results are in the same order as the tasks initially submitted</text:p>
        </text:list-item>
        <text:list-item>
          <text:p text:style-name="P16">handle errors occurring while receiving the results from the server</text:p>
        </text:list-item>
        <text:list-item>
          <text:p text:style-name="P16">update the state of the job's execution</text:p>
        </text:list-item>
        <text:list-item>
          <text:p text:style-name="P16">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6449819" text:continue-list="list26435885"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6430805" text:continue-numbering="true" text:style-name="Outline">
        <text:list-item>
          <text:list>
            <text:list-item>
              <text:list>
                <text:list-item>
                  <text:h text:style-name="P24"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7"><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6438778" text:continue-numbering="true" text:style-name="Outline">
        <text:list-item>
          <text:list>
            <text:list-item>
              <text:list>
                <text:list-item>
                  <text:h text:style-name="P24"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6449473" text:continue-numbering="true" text:style-name="Outline">
        <text:list-item>
          <text:list>
            <text:list-item>
              <text:list>
                <text:list-item>
                  <text:h text:style-name="P24"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7"><text:s text:c="4"/>// Called when a job, or a subset of its tasks, is sent to the server,</text:p>
      <text:p text:style-name="P7"><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6438344" text:continue-numbering="true" text:style-name="Outline">
        <text:list-item>
          <text:list>
            <text:list-item>
              <text:h text:style-name="P27"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6444128" text:continue-numbering="true" text:style-name="Outline">
        <text:list-item>
          <text:list>
            <text:list-item>
              <text:list>
                <text:list-item>
                  <text:h text:style-name="P23"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6452997" text:continue-numbering="true" text:style-name="Outline">
        <text:list-item>
          <text:list>
            <text:list-item>
              <text:list>
                <text:list-item>
                  <text:h text:style-name="P25" text:outline-level="3"><text:bookmark-start text:name="__RefHeading__5136_771491026"/>ClientDataProvider: computing data in the client (deprecated)<text:bookmark-end text:name="__RefHeading__5136_771491026"/></text:h>
                </text:list-item>
              </text:list>
            </text:list-item>
          </text:list>
        </text:list-item>
      </text:list>
      <text:p text:style-name="P12"><text:span text:style-name="Code_20_char"><text:span text:style-name="T9">Note</text:span></text:span><text:span text:style-name="Code_20_char"><text:span text:style-name="T7">: </text:span></text:span><text:span text:style-name="Code_20_char"><text:span text:style-name="T8">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8"> and </text:span></text:span><text:span text:style-name="Code_20_char"><text:span text:style-name="T1">JPPFTask.isInNode()</text:span></text:span><text:span text:style-name="Code_20_char"><text:span text:style-name="T8"> APIs, as described in “</text:span></text:span><text:span text:style-name="Code_20_char"><text:span text:style-name="T11"><text:bookmark-ref text:reference-format="number" text:ref-name="__RefNumPara__5513_574288697">4.1.3</text:bookmark-ref></text:span></text:span><text:span text:style-name="Code_20_char"><text:span text:style-name="T11"> </text:span></text:span><text:span text:style-name="Code_20_char"><text:span text:style-name="T11"><text:bookmark-ref text:reference-format="text" text:ref-name="__RefNumPara__5513_574288697">Executing code in the client from a task</text:bookmark-ref></text:span></text:span><text:span text:style-name="Code_20_char"><text:span text:style-name="T11">“</text:span></text:span><text:span text:style-name="Code_20_char"><text:span text:style-name="T8">. These APIs resolve a limitation of </text:span></text:span><text:span text:style-name="Code_20_char"><text:span text:style-name="T1">ClientDataProvider</text:span></text:span><text:span text:style-name="Code_20_char"><text:span text:style-name="T8"> which does not work when a task is executing locally with regards to the JPPF client</text:span></text:span><text:span text:style-name="Code_20_char"><text:span text:style-name="T7">.</text:span></text:span></text:p>
      <text:p text:style-name="P1"><text:span text:style-name="Code_20_char"><text:span text:style-name="T7"/></text:span></text:p>
      <text:p text:style-name="P1"><text:span text:style-name="Code_20_char"><text:span text:style-name="T7">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 which extends </text:span></text:span><text:span text:style-name="Code_20_char">MemoryMapDataProvider</text:span><text:span text:style-name="Code_20_char"><text:span text:style-name="T7">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7"><text:s text:c="4"/>// A callable that simply prints a message on the client side</text:p>
      <text:p text:style-name="P7"><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6435588" text:continue-list="list26436766" text:style-name="List_20_1">
        <text:list-item>
          <text:p text:style-name="P14"><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4"><text:span text:style-name="Code_20_char"><text:span text:style-name="T7">the resulting value is computed as the return value of </text:span></text:span><text:span text:style-name="Code_20_char">JPPFCallable.call()</text:span></text:p>
        </text:list-item>
        <text:list-item>
          <text:p text:style-name="P14"><text:span text:style-name="Code_20_char"><text:span text:style-name="T7">the resulting value is sent back to the node</text:span></text:span></text:p>
        </text:list-item>
        <text:list-item>
          <text:p text:style-name="P14"><text:span text:style-name="Code_20_char"><text:span text:style-name="T7">the value is stored in the data provider by calling </text:span></text:span><text:span text:style-name="Code_20_char">ClientDataProvider.setValue(key, value)</text:span></text:p>
        </text:list-item>
        <text:list-item>
          <text:p text:style-name="P14"><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6442426" text:continue-list="list26452997" text:style-name="Outline">
        <text:list-item>
          <text:list>
            <text:list-item>
              <text:list>
                <text:list-item>
                  <text:h text:style-name="P24"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6431301" text:continue-numbering="true" text:style-name="Outline">
        <text:list-item>
          <text:list>
            <text:list-item>
              <text:h text:style-name="P2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6440084" text:continue-list="list26435588" text:style-name="List_20_1">
        <text:list-item>
          <text:p text:style-name="P14">the characteristics of the nodes it can run on (server side), or of the channels it can be sent through (client side): the job execution policy</text:p>
        </text:list-item>
        <text:list-item>
          <text:p text:style-name="P14">the time at which a job is scheduled to start</text:p>
        </text:list-item>
        <text:list-item>
          <text:p text:style-name="P14">an expiration date for the job</text:p>
        </text:list-item>
      </text:list>
      <text:p text:style-name="P1"/>
      <text:p text:style-name="P1">The attributes specific to the server side SLA are:</text:p>
      <text:p text:style-name="P1"/>
      <text:list xml:id="list26427654" text:continue-numbering="true" text:style-name="List_20_1">
        <text:list-item>
          <text:p text:style-name="P14">the priority of a job</text:p>
        </text:list-item>
        <text:list-item>
          <text:p text:style-name="P14">whether it is submitted in suspended state</text:p>
        </text:list-item>
        <text:list-item>
          <text:p text:style-name="P14">the maximum number of nodes it can run on</text:p>
        </text:list-item>
        <text:list-item>
          <text:p text:style-name="P14">whether the job is a standard or broadcast job</text:p>
        </text:list-item>
        <text:list-item>
          <text:p text:style-name="P14">whether the server should immediately cancel the job, if the client that submitted it is disconnected</text:p>
        </text:list-item>
      </text:list>
      <text:p text:style-name="P1"/>
      <text:p text:style-name="P1">The attributes specific to the client side SLA are:</text:p>
      <text:p text:style-name="P1"/>
      <text:list xml:id="list26422526" text:continue-numbering="true" text:style-name="List_20_1">
        <text:list-item>
          <text:p text:style-name="P14">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9">myJob.getClientSLA().setMaxChannels(2);</text:p>
      <text:p text:style-name="P9">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26452444" text:continue-list="list2643130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2644426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6422046" text:continue-list="list26422526"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item>
          <text:p text:style-name="P13">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6444782"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6421945" text:continue-list="list26444260"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1">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26433172" text:continue-numbering="true" text:style-name="Outline">
        <text:list-item>
          <text:list>
            <text:list-item>
              <text:list>
                <text:list-item>
                  <text:list>
                    <text:list-item>
                      <text:list>
                        <text:list-item>
                          <text:h text:style-name="P21"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6449543" text:continue-list="list26444782"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16">as</text:span> <text:span text:style-name="T16">in </text:span>this code snippet:</text:p>
      <text:p text:style-name="Standard"/>
      <text:p text:style-name="Code_20_block"><text:s text:c="2"/>MyCustomPolicy policy = new MyCustomPolicy();</text:p>
      <text:p text:style-name="Code_20_block"><text:s text:c="2"/>policy.setArgs( "3" );</text:p>
      <text:p text:style-name="Standard"/>
      <text:p text:style-name="P5">Finally, to enable the use of this custom policy, you will need to deploy the corresponding class(es) to both the server's and the client's classpath.</text:p>
      <text:list xml:id="list26435493" text:continue-list="list26433172"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7"><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8"><text:s text:c="2"/>String dateFormat = "MM/dd/yyyy hh:mm a z";</text:p>
      <text:p text:style-name="P7"><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SLA().setJobExpirationSchedule(mySchedule);</text:p>
      <text:list xml:id="list26423067"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26423104"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6433144"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643156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645224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6447336" text:continue-list="list26449543" text:style-name="List_20_1">
        <text:list-item>
          <text:p text:style-name="P13">a broadcast job is executed on <text:span text:style-name="T17">all </text:span>the nodes <text:span text:style-name="T17">connected to the driver, </text:span>at the time the job is received by the JPPF driver. <text:span text:style-name="T17">This includes nodes that are executing another job at that time</text:span></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6450938" text:continue-list="list2645224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6434961"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2643381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6434203"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7"><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p text:style-name="Standard"/>
      <text:list xml:id="list26450685" text:continue-numbering="true" text:style-name="Outline">
        <text:list-item>
          <text:list>
            <text:list-item>
              <text:h text:style-name="P26" text:outline-level="2">The JPPFClient API</text:h>
            </text:list-item>
          </text:list>
        </text:list-item>
      </text:list>
      <text:p text:style-name="Standard">A JPPF client is an object that will handle the communication between the application and the server. Its role is to:</text:p>
      <text:list xml:id="list26437512" text:continue-list="list26447336"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6444692" text:continue-list="list2645068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6438227"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6445216" text:continue-list="list26437512" text:style-name="List_20_1">
        <text:list-item>
          <text:p text:style-name="P14">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4">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6444942" text:continue-list="list2643822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6449654"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6438936" text:continue-numbering="true" text:style-name="Outline">
        <text:list-item>
          <text:list>
            <text:list-item>
              <text:list>
                <text:list-item>
                  <text:h text:style-name="Heading_20_3" text:outline-level="3"><text:bookmark-start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643196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644393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6437083" text:continue-numbering="true" text:style-name="Outline">
        <text:list-item>
          <text:list>
            <text:list-item>
              <text:h text:style-name="P2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6445674" text:continue-numbering="true" text:style-name="Outline">
        <text:list-item>
          <text:list>
            <text:list-item>
              <text:list>
                <text:list-item>
                  <text:h text:style-name="P2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6443064" text:continue-numbering="true" text:style-name="Outline">
        <text:list-item>
          <text:list>
            <text:list-item>
              <text:list>
                <text:list-item>
                  <text:h text:style-name="P2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6436061"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set the persistence manager that enables saving and restoring</text:span></text:p>
      <text:p text:style-name="P7"><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5">//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2645235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2645065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3/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3/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9"><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5">// ... later on ...</text:span></text:p>
      <text:p text:style-name="Code_20_block"><text:s text:c="2"/><text:span text:style-name="T5">// block until a result is available</text:span></text:p>
      <text:p text:style-name="Code_20_block"><text:s text:c="2"/>future = <text:span text:style-name="T3">completionService.take()</text:span>;</text:p>
      <text:p text:style-name="Code_20_block"><text:s text:c="2"/>String result = future.get();</text:p>
      <text:list xml:id="list26428164" text:continue-numbering="true" text:style-name="Outline">
        <text:list-item>
          <text:list>
            <text:list-item>
              <text:h text:style-name="Heading_20_2" text:outline-level="2"><text:soft-page-break/>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7M34S</meta:editing-duration>
    <meta:editing-cycles>412</meta:editing-cycles>
    <meta:generator>LibreOffice/3.6$Windows_x86 LibreOffice_project/da8c1e6-fd468f4-454e206-f42a4a9-143cfd</meta:generator>
    <meta:creation-date>2009-09-06T09:03:36.19</meta:creation-date>
    <dc:date>2013-01-22T06:29:07.50</dc:date>
    <meta:document-statistic meta:table-count="0" meta:image-count="0" meta:object-count="0" meta:page-count="35" meta:paragraph-count="1498" meta:word-count="14232" meta:character-count="97041" meta:non-whitespace-character-count="8036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